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879">
            <text:p>92.87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8.12">
            <text:p>98.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7225">
            <text:p>95.722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6729">
            <text:p>97.672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4476">
            <text:p>96.447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7.104">
            <text:p>97.1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4423">
            <text:p>96.44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3783">
            <text:p>97.3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563">
            <text:p>96.56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328">
            <text:p>96.3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354">
            <text:p>96.835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4941">
            <text:p>96.494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35">
            <text:p>96.473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8291">
            <text:p>96.82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8348">
            <text:p>95.834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03">
            <text:p>97.820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167">
            <text:p>95.8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7113">
            <text:p>95.711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.5579">
            <text:p>97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8127">
            <text:p>94.81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245">
            <text:p>96.824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156">
            <text:p>96.31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0849">
            <text:p>97.0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638">
            <text:p>97.26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476">
            <text:p>96.47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031">
            <text:p>96.30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2612">
            <text:p>96.26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5059">
            <text:p>97.5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293">
            <text:p>95.929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508">
            <text:p>96.850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4535">
            <text:p>96.453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6.3084">
            <text:p>96.308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6091">
            <text:p>96.609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6.6186">
            <text:p>96.618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071">
            <text:p>96.07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3381">
            <text:p>96.33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655">
            <text:p>96.365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87">
            <text:p>96.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2334">
            <text:p>95.23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749">
            <text:p>95.574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6.7139">
            <text:p>96.713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4.8111">
            <text:p>94.8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95">
            <text:p>97.71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34">
            <text:p>96.77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22">
            <text:p>97.3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155">
            <text:p>97.15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9591">
            <text:p>95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5">
            <text:p>97.5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982">
            <text:p>96.098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9818">
            <text:p>95.981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4.1125">
            <text:p>94.1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687">
            <text:p>97.26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6732">
            <text:p>96.67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5.9894">
            <text:p>95.98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877">
            <text:p>95.87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229">
            <text:p>97.022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.3028">
            <text:p>96.302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5.6829">
            <text:p>95.68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175">
            <text:p>96.91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582">
            <text:p>96.58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.6292">
            <text:p>96.629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4606">
            <text:p>96.4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105">
            <text:p>96.51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2918">
            <text:p>96.291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5.4313">
            <text:p>95.43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7667">
            <text:p>93.7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417">
            <text:p>97.04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136">
            <text:p>97.1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8052">
            <text:p>96.805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6813">
            <text:p>96.6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9725">
            <text:p>96.97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8434">
            <text:p>96.84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619">
            <text:p>97.061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5.8267">
            <text:p>95.8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471">
            <text:p>97.4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475">
            <text:p>96.847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1733">
            <text:p>95.1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485">
            <text:p>96.4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963">
            <text:p>96.796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6032">
            <text:p>96.60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81">
            <text:p>96.8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905">
            <text:p>96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303">
            <text:p>97.330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19">
            <text:p>97.2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191">
            <text:p>97.219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486">
            <text:p>96.54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7269">
            <text:p>95.7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667">
            <text:p>97.4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773">
            <text:p>97.7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464">
            <text:p>97.34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372">
            <text:p>97.73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818">
            <text:p>95.88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.8143">
            <text:p>94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4913">
            <text:p>96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4453">
            <text:p>94.445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395">
            <text:p>96.739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4618">
            <text:p>96.461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6.7714">
            <text:p>96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957">
            <text:p>97.8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957">
            <text:p>96.0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943">
            <text:p>97.19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2.5222">
            <text:p>92.5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286">
            <text:p>99.1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79">
            <text:p>97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685">
            <text:p>95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778">
            <text:p>97.37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8531">
            <text:p>98.85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5637">
            <text:p>95.56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227">
            <text:p>95.9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6655">
            <text:p>95.6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4379">
            <text:p>96.437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5161">
            <text:p>95.51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484">
            <text:p>96.948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75">
            <text:p>96.97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1189">
            <text:p>96.1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6722">
            <text:p>98.6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417">
            <text:p>97.7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1333">
            <text:p>99.1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632">
            <text:p>97.663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.1555">
            <text:p>96.15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9474">
            <text:p>95.94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4406">
            <text:p>96.440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6.1214">
            <text:p>96.121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6.5123">
            <text:p>96.51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1962">
            <text:p>97.1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6128">
            <text:p>96.6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4.396">
            <text:p>94.3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5645">
            <text:p>96.5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3945">
            <text:p>96.3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235">
            <text:p>96.2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118">
            <text:p>96.71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8678">
            <text:p>97.8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794">
            <text:p>97.67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3566">
            <text:p>96.356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6.3605">
            <text:p>96.360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9.19">
            <text:p>99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9773">
            <text:p>95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305">
            <text:p>96.230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.7652">
            <text:p>98.765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8567">
            <text:p>96.85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641">
            <text:p>97.3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5647">
            <text:p>98.5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842">
            <text:p>96.384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0709">
            <text:p>98.07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3828">
            <text:p>96.3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074">
            <text:p>97.7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786">
            <text:p>96.9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86">
            <text:p>95.38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0754">
            <text:p>96.075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6408">
            <text:p>97.640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6292">
            <text:p>96.629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2371">
            <text:p>96.237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6.575">
            <text:p>96.5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1167">
            <text:p>96.1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3712">
            <text:p>96.371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6.978">
            <text:p>96.9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8286">
            <text:p>96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339">
            <text:p>96.933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6.5474">
            <text:p>96.5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509">
            <text:p>97.050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135">
            <text:p>97.31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522">
            <text:p>97.8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4485">
            <text:p>96.44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05">
            <text:p>96.0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7.2097">
            <text:p>97.2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286">
            <text:p>96.92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3156">
            <text:p>96.31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9608">
            <text:p>96.960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862">
            <text:p>98.1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.9462">
            <text:p>92.9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094">
            <text:p>97.0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318">
            <text:p>96.73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182">
            <text:p>96.818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1121">
            <text:p>97.112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5.8299">
            <text:p>95.829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6.3108">
            <text:p>96.310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7.3822">
            <text:p>97.3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3532">
            <text:p>96.353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5.8592">
            <text:p>95.859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7552">
            <text:p>96.755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5.9323">
            <text:p>95.93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2324">
            <text:p>97.232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6.1243">
            <text:p>96.12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625">
            <text:p>97.8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786">
            <text:p>97.47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3426">
            <text:p>96.342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8367">
            <text:p>96.8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7338">
            <text:p>95.73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882">
            <text:p>96.98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95">
            <text:p>97.1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77">
            <text:p>95.87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.4031">
            <text:p>94.40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61">
            <text:p>96.96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752">
            <text:p>96.975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5.3703">
            <text:p>95.370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15">
            <text:p>98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112">
            <text:p>97.01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7.0221">
            <text:p>97.02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237">
            <text:p>96.823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6.6711">
            <text:p>96.67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0449">
            <text:p>96.04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644">
            <text:p>96.664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.1214">
            <text:p>96.12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.7158">
            <text:p>98.7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964">
            <text:p>97.19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7147">
            <text:p>96.71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182">
            <text:p>98.2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853">
            <text:p>96.685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04">
            <text:p>97.6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327">
            <text:p>96.732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075">
            <text:p>96.0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5965">
            <text:p>97.596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5926">
            <text:p>96.5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441">
            <text:p>95.944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611">
            <text:p>96.86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4667">
            <text:p>96.4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905">
            <text:p>96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07">
            <text:p>96.7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8571">
            <text:p>96.857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4116">
            <text:p>96.411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1644">
            <text:p>96.164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818">
            <text:p>96.68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7293">
            <text:p>96.729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472">
            <text:p>96.647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4167">
            <text:p>97.4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4692">
            <text:p>94.4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762">
            <text:p>96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567">
            <text:p>96.756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872">
            <text:p>96.387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6837">
            <text:p>96.68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2796">
            <text:p>96.279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33">
            <text:p>96.4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967">
            <text:p>97.4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2334">
            <text:p>96.23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2524">
            <text:p>96.25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7424">
            <text:p>96.74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339">
            <text:p>96.433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.469">
            <text:p>97.4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1571">
            <text:p>96.15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7.5696">
            <text:p>97.56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5262">
            <text:p>97.526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8184">
            <text:p>96.818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6.3413">
            <text:p>96.341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.7706">
            <text:p>96.7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5">
            <text:p>97.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231">
            <text:p>96.62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9111">
            <text:p>96.9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207">
            <text:p>96.4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291">
            <text:p>96.42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478">
            <text:p>96.1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635">
            <text:p>97.06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35">
            <text:p>96.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.1244">
            <text:p>97.12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2226">
            <text:p>97.2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384">
            <text:p>96.3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331">
            <text:p>95.3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0357">
            <text:p>96.03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3294">
            <text:p>97.3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3455">
            <text:p>96.34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018">
            <text:p>96.501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06">
            <text:p>96.0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4423">
            <text:p>96.4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111">
            <text:p>96.21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8.0895">
            <text:p>98.0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4537">
            <text:p>96.45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676">
            <text:p>97.4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4333">
            <text:p>96.4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5053">
            <text:p>96.5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864">
            <text:p>96.38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9113">
            <text:p>96.91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114">
            <text:p>97.11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.9136">
            <text:p>96.9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577">
            <text:p>96.3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496">
            <text:p>96.249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95.736">
            <text:p>95.73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.6362">
            <text:p>96.63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1607">
            <text:p>96.160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95.695">
            <text:p>95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172">
            <text:p>98.117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2345">
            <text:p>96.234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1031">
            <text:p>95.10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2818">
            <text:p>96.281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6.5914">
            <text:p>96.59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6377">
            <text:p>96.637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6.2118">
            <text:p>96.211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0977">
            <text:p>97.097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27">
            <text:p>96.97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0825">
            <text:p>97.08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.3615">
            <text:p>96.36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74">
            <text:p>96.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286">
            <text:p>97.02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056">
            <text:p>97.5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6536">
            <text:p>96.6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2407">
            <text:p>96.240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182">
            <text:p>96.118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822">
            <text:p>96.18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6.7206">
            <text:p>96.720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0522">
            <text:p>97.0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.4143">
            <text:p>95.414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8564">
            <text:p>96.856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8954">
            <text:p>96.895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536">
            <text:p>96.853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3625">
            <text:p>97.36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537">
            <text:p>97.45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7545">
            <text:p>96.754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0538">
            <text:p>96.0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0013">
            <text:p>95.001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6.2213">
            <text:p>96.221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5.7553">
            <text:p>95.75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4.15">
            <text:p>94.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245">
            <text:p>97.12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9711">
            <text:p>96.97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267">
            <text:p>95.8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9556">
            <text:p>97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278">
            <text:p>96.92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16">
            <text:p>96.7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7573">
            <text:p>95.757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189">
            <text:p>97.3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675">
            <text:p>97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6826">
            <text:p>95.6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623">
            <text:p>96.962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6.7214">
            <text:p>96.72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1044">
            <text:p>97.104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778">
            <text:p>96.87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684">
            <text:p>95.46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9689">
            <text:p>95.968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6.4533">
            <text:p>96.45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formula="of:=SUM([.A1:.A500])/500" office:value-type="float" office:value="97.0450367999999">
            <text:p>97.0450368</text:p>
          </table:table-cell>
          <table:table-cell table:formula="of:=SUM([.B1:.B500])/500" office:value-type="float" office:value="39.694">
            <text:p>39.6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55:30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